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2.062cm" fo:margin-right="0cm" fo:text-align="center" fo:text-indent="-2.062cm"/>
    </style:style>
    <style:style style:name="P5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margin-left="2.062cm" fo:margin-right="0cm" fo:text-align="center" fo:text-indent="-2.062cm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204cm" svg:x="1.158cm" svg:y="0.765cm">
          <draw:text-box>
            <text:p text:style-name="P1"><text:span text:style-name="T1">HYMN #418</text:span></text:p>
            <text:p text:style-name="P1"><text:span text:style-name="T2">“</text:span><text:span text:style-name="T2">O Lord, throughout These Forty Day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5" draw:layer="layout" svg:width="25.4cm" svg:height="7.152cm" svg:x="1.27cm" svg:y="0.508cm">
          <draw:text-box>
            <text:p text:style-name="P1"><text:span text:style-name="T3">O Lord, throughout these forty days</text:span></text:p>
            <text:p text:style-name="P4"><text:span text:style-name="T3">You prayed and kept the fast;</text:span></text:p>
            <text:p text:style-name="P4"><text:span text:style-name="T3">Inspire repentance for our sin,</text:span></text:p>
            <text:p text:style-name="P4"><text:span text:style-name="T3">And free us from our p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4" draw:text-style-name="P6" draw:layer="layout" svg:width="25.4cm" svg:height="7.011cm" svg:x="1.27cm" svg:y="0.254cm">
          <draw:text-box>
            <text:p text:style-name="P4"><text:span text:style-name="T4">2.</text:span><text:span text:style-name="T5"> You strove with Satan, and You won;</text:span></text:p>
            <text:p text:style-name="P4"><text:span text:style-name="T5">Your faithfulness endured;</text:span></text:p>
            <text:p text:style-name="P4"><text:span text:style-name="T5">Lend us Your nerve, Your skill and trust</text:span></text:p>
            <text:p text:style-name="P4"><text:span text:style-name="T5">In God’s eternal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4" draw:text-style-name="P6" draw:layer="layout" svg:width="25.4cm" svg:height="7.011cm" svg:x="1.27cm" svg:y="0.254cm">
          <draw:text-box>
            <text:p text:style-name="P4"><text:span text:style-name="T4">3.</text:span><text:span text:style-name="T5"> </text:span><text:span text:style-name="T6">Though parched and hungry, yet You prayed</text:span></text:p>
            <text:p text:style-name="P4"><text:span text:style-name="T5">And fixed Your mind above;</text:span></text:p>
            <text:p text:style-name="P4"><text:span text:style-name="T5">So teach us to deny ourselves,</text:span></text:p>
            <text:p text:style-name="P4"><text:span text:style-name="T5">Since we have known God’s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5" draw:text-style-name="P8" draw:layer="layout" svg:width="25.4cm" svg:height="13.715cm" svg:x="1.27cm" svg:y="0.254cm">
          <draw:text-box>
            <text:p text:style-name="P4"><text:span text:style-name="T4">4.</text:span><text:span text:style-name="T6"> </text:span><text:span text:style-name="T5">Be with us through this season, Lord,</text:span></text:p>
            <text:p text:style-name="P4"><text:span text:style-name="T5">And all our earthly days,</text:span></text:p>
            <text:p text:style-name="P4"><text:span text:style-name="T5">That when the final Easter dawns,</text:span></text:p>
            <text:p text:style-name="P4"><text:span text:style-name="T5">We join in heaven’s praise.</text:span></text:p>
            <text:p text:style-name="P7"><text:span text:style-name="T7"/></text:p>
            <text:p text:style-name="P7"><text:span text:style-name="T8"/></text:p>
            <text:p text:style-name="P7"><text:span text:style-name="T8">© 1978 Lutheran Book of Worship.</text:span></text:p>
            <text:p text:style-name="P7"><text:span text:style-name="T8">Used by permission: </text:span></text:p>
            <text:p text:style-name="P7"><text:span text:style-name="T8">LSB Hymn License </text:span></text:p>
            <text:p><text:span text:style-name="T8"><text:s text:c="2"/></text:span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6:53:07.288000000</meta:creation-date>
    <dc:date>2019-01-17T16:24:39.738000000</dc:date>
    <meta:editing-duration>PT28M12S</meta:editing-duration>
    <meta:editing-cycles>11</meta:editing-cycles>
    <meta:generator>LibreOffice/6.1.3.2$Windows_X86_64 LibreOffice_project/86daf60bf00efa86ad547e59e09d6bb77c699acb</meta:generator>
    <meta:document-statistic meta:object-count="96"/>
  </office:meta>
</office:document-meta>
</file>